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162FC8EA1E453AD234B.png" manifest:media-type="image/png"/>
  <manifest:file-entry manifest:full-path="Pictures/10000C8700005706000024966A1C6DB3DEA586CF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padding="0.049cm" fo:border="none"/>
      <style:text-properties officeooo:rsid="0008ca7d" officeooo:paragraph-rsid="0008ca7d"/>
    </style:style>
    <style:style style:name="P4" style:family="paragraph" style:parent-style-name="Standard">
      <style:paragraph-properties fo:padding="0.049cm" fo:border="none">
        <style:tab-stops>
          <style:tab-stop style:position="1.496cm"/>
          <style:tab-stop style:position="1.998cm"/>
        </style:tab-stops>
      </style:paragraph-properties>
      <style:text-properties style:font-name="Liberation Sans" officeooo:rsid="001f7e37" officeooo:paragraph-rsid="001f7e37"/>
    </style:style>
    <style:style style:name="P5" style:family="paragraph" style:parent-style-name="Standard">
      <style:paragraph-properties fo:padding="0.049cm" fo:border="none"/>
      <style:text-properties officeooo:paragraph-rsid="001f7e37"/>
    </style:style>
    <style:style style:name="P6" style:family="paragraph" style:parent-style-name="Standard">
      <style:paragraph-properties fo:padding="0.049cm" fo:border-left="none" fo:border-right="none" fo:border-top="0.06pt solid #000000" fo:border-bottom="none"/>
      <style:text-properties officeooo:rsid="0008ca7d" officeooo:paragraph-rsid="0008ca7d"/>
    </style:style>
    <style:style style:name="P7" style:family="paragraph" style:parent-style-name="Standard">
      <style:paragraph-properties fo:padding="0.049cm" fo:border="none"/>
      <style:text-properties officeooo:rsid="0024817a" officeooo:paragraph-rsid="0024817a"/>
    </style:style>
    <style:style style:name="P8" style:family="paragraph" style:parent-style-name="Standard">
      <style:paragraph-properties fo:padding="0.049cm" fo:border="none"/>
      <style:text-properties officeooo:rsid="00255706" officeooo:paragraph-rsid="00255706"/>
    </style:style>
    <style:style style:name="P9" style:family="paragraph" style:parent-style-name="Standard">
      <style:paragraph-properties fo:padding="0.049cm" fo:border="none"/>
      <style:text-properties officeooo:rsid="00255706" officeooo:paragraph-rsid="00262bd7"/>
    </style:style>
    <style:style style:name="P10" style:family="paragraph" style:parent-style-name="Standard">
      <style:paragraph-properties fo:padding="0.049cm" fo:border="none"/>
      <style:text-properties officeooo:paragraph-rsid="00262bd7"/>
    </style:style>
    <style:style style:name="T1" style:family="text">
      <style:text-properties style:font-name="Liberation Sans" fo:font-weight="bold" officeooo:rsid="001f7e37" style:font-weight-asian="bold" style:font-weight-complex="bold"/>
    </style:style>
    <style:style style:name="T2" style:family="text">
      <style:text-properties style:font-name="Liberation Sans" fo:font-weight="bold" officeooo:rsid="0022e87f" style:font-weight-asian="bold" style:font-weight-complex="bold"/>
    </style:style>
    <style:style style:name="T3" style:family="text">
      <style:text-properties officeooo:rsid="0024817a"/>
    </style:style>
    <style:style style:name="T4" style:family="text">
      <style:text-properties officeooo:rsid="00255706"/>
    </style:style>
    <style:style style:name="T5" style:family="text">
      <style:text-properties officeooo:rsid="00262bd7"/>
    </style:style>
    <style:style style:name="T6" style:family="text">
      <style:text-properties style:text-position="super 58%" officeooo:rsid="00262b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xplications 01</text:span><text:span text:style-name="T2">B</text:span></text:p>
      <text:p text:style-name="P4">Date<text:tab/>:<text:tab/>2021/07/30</text:p>
      <text:p text:style-name="P4">NOM<text:tab/>:<text:tab/><text:span text:style-name="T3">Anthony CORGIER</text:span></text:p>
      <text:p text:style-name="P6"/>
      <text:p text:style-name="P3"/>
      <text:h text:style-name="Heading_20_1" text:outline-level="1">Présentation du programme :</text:h>
      <text:p text:style-name="P7"/>
      <text:p text:style-name="P7"><text:tab/>Comme la fonction init est dans l’objet remote (voir remote.html), j’ai commencé à créer un objet remote dans lequel j’ai créé une variable power (qui est égale à 0) et y ai instancié d’autres objets :</text:p>
      <text:p text:style-name="P7">- init</text:p>
      <text:p text:style-name="P7">- view</text:p>
      <text:p text:style-name="P7">- select</text:p>
      <text:p text:style-name="P7"/>
      <text:p text:style-name="P7"><text:tab/>Dans l’objet remote.view, j’ai cré<text:span text:style-name="T4">é</text:span> les éléments de mon DOM en reprenant le modèle de ma maquette.</text:p>
      <text:p text:style-name="P8"><text:tab/>En outre, j’ai utilisé différentes boucles « for » pour générer mes lignes ainsi que mes boutons.</text:p>
      <text:p text:style-name="P8"/>
      <text:p text:style-name="P8"><text:tab/>L’objet remote.select est transformé en fonction qui va me permettre d’effectuer mes requêtes en prenant en comptes les boutons sur lesquels j’ai cliqué.</text:p>
      <text:p text:style-name="P9"><text:tab/>Ainsi, si je clic sur le bouton ON, je passe la variable <text:span text:style-name="T5">power à 1. Cette condition me permet de rendre actif les autres boutons (tant que power == 0 alors seul le boutons ON fonctionne). Et j’envoie, via un 1</text:span><text:span text:style-name="T6">er</text:span><text:span text:style-name="T5"> AJAX, la consigne POWER ON au « server » .</text:span></text:p>
      <text:p text:style-name="P9"/>
      <text:p text:style-name="P10"><text:span text:style-name="T5"><text:tab/>Grâce au POWER ON,je peux désormais lancer, suivant la valeur de la variable spot (paramètre de la fonction remote.select()), de nouveaux AJAX pour piloter mes spots.</text:span></text:p>
      <text:p text:style-name="P10"/>
      <text:p text:style-name="P10"><text:tab/><text:span text:style-name="T5">Enfin, lorsque je clic sur le bouton OFF, j’envoie la consigne POWER OFF au « server » et rebascule power == 0.</text:span></text:p>
      <text:p text:style-name="P10"/>
      <text:p text:style-name="P10"><text:span text:style-name="T5"><text:tab/>Bonus : J’ai créer les sons sur les clics des boutons. Il sont lancé lorsque la fonction remote.select() est appelée.</text:span></text:p>
      <text:p text:style-name="P8"/>
      <text:p text:style-name="P7"/>
      <text:p text:style-name="P7"/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355cm" svg:y="-1.476cm" svg:width="6.387cm" svg:height="2.686cm" draw:z-index="0"><draw:image xlink:href="Pictures/10000C8700005706000024966A1C6DB3DEA586CF.svg" xlink:type="simple" xlink:show="embed" xlink:actuate="onLoad" loext:mime-type="image/svg+xml"/><draw:image xlink:href="Pictures/100002010000034A00000162FC8EA1E453AD234B.png" xlink:type="simple" xlink:show="embed" xlink:actuate="onLoad" loext:mime-type="image/png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3:49:47.454012569</meta:creation-date>
    <dc:date>2021-07-30T15:19:02.237915425</dc:date>
    <meta:editing-duration>PT4H50M26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1" meta:paragraph-count="16" meta:word-count="232" meta:character-count="1309" meta:non-whitespace-character-count="1085"/>
  </office:meta>
</office:document-meta>
</file>